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201cm" svg:y="1cm" presentation:class="title" presentation:user-transformed="true">
          <draw:text-box>
            <text:p>Simultaneous sensor and actuator placemen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TP, CH12B02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vious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all optimal sensor placement.</text:p>
              </text:list-item>
              <text:list-item>
                <text:p>Balanced and unbalanced partitioning optimality</text:p>
              </text:list-item>
              <text:list-item>
                <text:p>Balanced is equivalent to Ford-FUlkerson</text:p>
              </text:list-item>
              <text:list-item>
                <text:p>Time-dependant?</text:p>
              </text:list-item>
              <text:list-item>
                <text:p>Contaminant potenc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work</text:p>
          </draw:text-box>
        </draw:frame>
        <draw:frame presentation:style-name="pr4" draw:layer="layout" svg:width="25.199cm" svg:height="12.179cm" svg:x="1.8cm" svg:y="5cm" presentation:class="outline" presentation:user-transformed="true">
          <draw:text-box>
            <text:list text:style-name="L2">
              <text:list-item>
                <text:p>Ford-Fulkerson/partitioning balanced solutions are theoretically same.</text:p>
              </text:list-item>
              <text:list-item>
                <text:p>Partitioning method does not depend on sensors, only actuators. Sensors also depend only on network. Hence independant problems; not an area for possible improvemen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sible Dire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 of affected nodes.</text:p>
              </text:list-item>
              <text:list-item>
                <text:p>Optimal sensors for detecting in &lt;t time or &lt;N nodes. Modified BFS.</text:p>
              </text:list-item>
              <text:list-item>
                <text:p>Threshold sensing vs. Continuous; estimation</text:p>
              </text:list-item>
              <text:list-item>
                <text:p>Actuators immediately, optimal w.r.t network graph, closeness to demand: possible parameters to include</text:p>
              </text:list-item>
              <text:list-item>
                <text:p>Mathematical proof for Ford-Fulkerson and Aravind et all partitioning equivalen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07:28:23.891401381</meta:creation-date>
    <dc:date>2015-11-18T14:59:20.005744069</dc:date>
    <meta:editing-duration>PT16H8M53S</meta:editing-duration>
    <meta:editing-cycles>6</meta:editing-cycles>
    <meta:generator>LibreOffice/4.4.6.3$Linux_X86_64 LibreOffice_project/40m0$Build-3</meta:generator>
    <meta:document-statistic meta:object-count="37"/>
  </office:meta>
</office:document-meta>
</file>